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roman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2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2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1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19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" fo:font-style="normal" fo:text-shadow="none" fo:font-weight="bold" style:letter-kerning="true" style:font-name-asian="Microsoft YaHei" style:font-style-asian="normal" style:font-weight-asian="normal" style:font-name-complex="Mangal1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style="normal" style:font-style-asian="normal" style:font-style-complex="normal"/>
    </style:style>
    <style:style style:name="T13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color="#ff0000" loext:opacity="100%" fo:font-size="40pt" style:font-size-asian="40pt" style:font-size-complex="40pt"/>
    </style:style>
    <style:style style:name="T143" style:family="text">
      <style:text-properties fo:color="#c9211e" loext:opacity="100%" fo:font-size="40pt" style:font-size-asian="40pt" style:font-size-complex="40pt"/>
    </style:style>
    <style:style style:name="T144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47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s DAO non-métiers et répétitifs son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e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-e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124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</text:span><text:span text:style-name="T125">un</text:span><text:span text:style-name="T126"> </text:span><text:span text:style-name="T127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39">public</text:span><text:span text:style-name="T40"> </text:span><text:span text:style-name="T41">Stream</text:span><text:span text:style-name="T42">&lt;</text:span><text:span text:style-name="T43">Declaration</text:span><text:span text:style-name="T42">&gt;</text:span><text:span text:style-name="T40"> </text:span><text:span text:style-name="T128">findByEntreprise</text:span><text:span text:style-name="T129">(</text:span><text:span text:style-name="T130">Entreprise</text:span><text:span text:style-name="T40"> </text:span><text:span text:style-name="T131">entreprise</text:span><text:span text:style-name="T129">)</text:span><text:span text:style-name="T42">;</text:span></text:p>
            <text:list text:continue-numbering="true" text:style-name="L3">
              <text:list-item>
                <text:p><text:span text:style-name="T132">Attention ! </text:span><text:span text:style-name="T68">Paramétrage nécessaire de la taille des paquets qui sont envoyés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32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33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34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35">ItemReader</text:span><text:span text:style-name="T136"> </text:span><text:span text:style-name="T68">n’est pas conçue pour accueillir un </text:span><text:span text:style-name="T135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7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38">Modifier la classe de test </text:span><text:span text:style-name="T30">TP2RepositoryExo1Test </text:span><text:span text:style-name="T29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39">findByEntrepriseWithAllEntreprises</text:span><text:span text:style-name="T4"> dans la classe </text:span><text:span text:style-name="T140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41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30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42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38">Dans la classe DeclarationRepository, écrire la requête </text:span><text:span text:style-name="T139">findAllDeclarationWithEntrepriseWithSecteur</text:span><text:span text:style-name="T138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38">Tester avec TP2RepositoryExo3Test</text:span></text:p>
                      </text:list-item>
                      <text:list-item>
                        <text:p text:style-name="P23"><text:span text:style-name="T138">Constater une </text:span><text:span text:style-name="T143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9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8">Essayer de comprendre le fonctionnement de </text:span><text:span text:style-name="T30">ChunkingStreamTasklet </text:span><text:span text:style-name="T138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8">Tester le résultat du paramètre </text:span><text:span text:style-name="T144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8">Point sur </text:span><text:span text:style-name="T141">@DynamicUpdate</text:span><text:span text:style-name="T4">, </text:span><text:span text:style-name="T141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45">Prénom Nom</text:span></text:p>
            <text:p><text:span text:style-name="T146">Fonction</text:span></text:p>
            <text:p><text:span text:style-name="T146">Service</text:span></text:p>
            <text:p><text:span text:style-name="T146">Numéro de téléphone</text:span></text:p>
            <text:p><text:span text:style-name="T146">Mél</text:span></text:p>
            <text:p><text:span text:style-name="T146"/></text:p>
            <text:p><text:span text:style-name="T146"/></text:p>
            <text:p text:style-name="P22"><text:span text:style-name="T147">Insee</text:span></text:p>
            <text:p text:style-name="P22"><text:span text:style-name="T148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roman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roman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adornments="Gras" style:font-family-generic="modern" style:font-pitch="fixed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2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1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41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8H19M42S</meta:editing-duration>
    <meta:editing-cycles>1115</meta:editing-cycles>
    <meta:generator>LibreOffice/7.2.6.2$Windows_X86_64 LibreOffice_project/b0ec3a565991f7569a5a7f5d24fed7f52653d754</meta:generator>
    <dc:title>Modele_Insee_V4</dc:title>
    <meta:initial-creator>Philippe SABAA</meta:initial-creator>
    <dc:date>2022-05-17T17:35:04.756000000</dc:date>
    <dc:creator>Philippe Sabaa</dc:creator>
    <meta:document-statistic meta:object-count="276"/>
  </office:meta>
</office:document-meta>
</file>